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h.v3p61wud36ts"/>Architettura del Sistema</text:h>
      <text:h text:style-name="Heading_20_2" text:outline-level="2"><text:bookmark text:name="h.re9n8leu8bf4"/>Uso del Modello MVC</text:h>
      <text:p text:style-name="Text_20_body">L’architettura del sistema segue un modello MVC per quanto riguarda l’interazione con la GUI. (Il Subset#3 dovrà avere un’architettura client-server; in quel caso l’interazione con la GUI, e dunque l’MVC, è limitato ovviamente al client)</text:p>
      <text:p text:style-name="Text_20_body">La parte di implementazione coperta dal Design Class Diagram (DCD) del Modello di Progetto costituisce il “Model” nell’architettura MVC.</text:p>
      <text:p text:style-name="Text_20_body">Quindi anche i “GRASP controller” (come la classe IniziarePartitaController introdotta nel Subset#1) fanno parte del “Model”. </text:p>
      <text:p text:style-name="Text_20_body">Invece, la “View” e il “Controller” di MVC sono implementati con Swing (ma non fanno parte del Modello di Progetto).</text:p>
      <text:p text:style-name="Text_20_body">Di conseguenza:</text:p>
      <text:list xml:id="list5405825693118581157" text:style-name="L1">
        <text:list-item>
          <text:p text:style-name="P1">gli input che arrivano dalla GUI attivano gli handler corrispondenti nel MVC Controller.</text:p>
        </text:list-item>
      </text:list>
      <text:p text:style-name="Text_20_body">In alcuni casi semplici l’input è gestito direttamente dal MVC Controller e il controllo è restituito alla GUI.</text:p>
      <text:p text:style-name="Text_20_body">Quando invece l’input corrisponde a una delle operazioni che abbiamo individuato nell’analisi (con i System Sequence Diagram e i Contratti delle Operazioni) viene chiamato il corrispondente metodo sul “controller GRASP” che implementa tale operazione.</text:p>
      <text:p text:style-name="Text_20_body">Esempio: nel Subset#1, quando il Manager preme il bottone “Continua” dopo aver inserito porta e parola chiave del Server, viene attivato l’event handler initButtonActionPerformed della classe MatchManagerApp (questo handler appartiene al Controller MVC, *non* al Controller GRASP).</text:p>
      <text:p text:style-name="Text_20_body">Vengono effettuati alcuni check sull’input che, in caso di fallimento, possono dare origine direttamente a un aggiornamento della GUI e a una restituzione del controllo alla GUI stessa.</text:p>
      <text:p text:style-name="Text_20_body">Quando i check vengono superati viene invocato il metodo iniziaCreazionePartita sul Controller GRASP inizPartCtrl. In altre parole il Controller MVC invoca il Model, cosa che nel nostro sistema avviene sempre attraverso la chiamata di un metodo di un Controller GRASP.</text:p>
      <text:list xml:id="list6028275130322135022" text:style-name="L2">
        <text:list-item>
          <text:p text:style-name="P2">gli output delle operazioni possono essere generati in due diversi modi:</text:p>
        </text:list-item>
      </text:list>
      <text:list xml:id="list7805014531744960400" text:style-name="L3">
        <text:list-item>
          <text:p text:style-name="P3">nel caso di una operazione sincrona, tipicamente il Controller MVC attenderà  la terminazione del metodo del GRASP Controller che ha invocato, ed effettuerà esso stesso gli aggiornamenti della GUI necessari.</text:p>
        </text:list-item>
      </text:list>
      <text:p text:style-name="Text_20_body">Esempio: riprendendo l’esempio di prima, quando il metodo iniziaCreazionePartita del Controller GRASP inizPartCtrl termina, il flusso torna al chiamante, ovvero al metodo <text:soft-page-break/>initButtonActionPerformed della classe MatchManagerApp. Quest’ultimo si occupa quindi di aggiornare la GUI facendo apparire il pannello di creazione della Partita.</text:p>
      <text:list xml:id="list2109268647661358732" text:style-name="L4">
        <text:list-item>
          <text:p text:style-name="P4">nel caso di notifiche asincrone da parte del sistema, occorre che l’aggionamento della GUI venga gestito dal Model stesso, tipicamente attraverso il pattern Observer con cui si notificano degli update a degli oggetti che si sono registrati per riceverli.</text:p>
        </text:list-item>
      </text:list>
      <text:p text:style-name="Text_20_body">Esempio: sempre nel Subset#1, dopo che il Manager ha creato la Partita, quando arriva una nuova Richiesta di Partecipazione essa causa la chiamata al metodo notifyMessageReceived del Match, che si era registrato tramite addMessageObserver a ricevere aggiornamenti dalla Connection. </text:p>
      <text:p text:style-name="Text_20_body">Si noti che questa applicazione del pattern Observer *non* è quella che ci interessa  in questo momento, ovvero quella che permette l’aggiornamento della GUI da parte del Model. Noi per ora siamo sempre all’interno del Model, in quanto l’oggetto Match  fa parte del Model.</text:p>
      <text:p text:style-name="Text_20_body">Il metodo notifyMessageReceived del Match invoca a sua volta un metodo matchJoinRequestArrived sul Controller GRASP (nota: siamo ancora sempre nel Model, in quanto il Controller GRASP fa parte del Model). Questa invocazione serve a delegare al Controller GRASP la responsabilità di aggiornare la GUI; qui è stata una nostra scelta per disaccoppiare il Match dalla GUI ma, in generale, potremmo pensare che in alcuni casi siano degli oggetti del Model diversi dal Controller GRASP ad aggiornare la GUI.</text:p>
      <text:p text:style-name="Text_20_body">Il metodo matchJoinRequestArrived del Controller GRASP inizPartCtrl finalmente aggiorna la GUI. E lo fa semplicemente aggiungendo la richiesta all’oggetto requests di tipo DefaultListModel (una classe di Swing). Infatti, la GUI si è registrata a ricevere update quando l’oggetto requests cambia (ecco qui il pattern Observer che ci interessa ora) e viene automaticamente aggiornata da Swing.</text:p>
      <text:p text:style-name="Text_20_body"> </text:p>
      <text:h text:style-name="Heading_20_2" text:outline-level="2"><text:bookmark text:name="h.l54npmf7ih29"/><text:bookmark text:name="h.hm7aqi3n8u5w"/><text:bookmark text:name="h.x6z2iughhxb5"/>Uso del Modello Client-Server</text:h>
      <text:p text:style-name="Text_20_body">Come accennato sopra, il Subset#3 richiede di seguire anzitutto un modello client-server di architettura e, solo all’interno del client, il modello MVC. </text:p>
      <text:p text:style-name="Text_20_body">Riassumiamo ora alcuni aspetti del modello Client-Server che dovete tenere presenti nella vostra implementazione del Subset#3. Notate che qui i termini Client e Server non indicano delle classi, ma dei moduli dell’architettura: appunto, le istanze del nostro sistema che fanno rispettivamente da Client e da Server nello svolgimento della Partita.</text:p>
      <text:list xml:id="list2438773858996234137" text:style-name="L5">
        <text:list-item>
          <text:p text:style-name="P5">la “infrastruttura” per la comunicazione tra Client e Server vi è stata fornita da noi con il Modello di Progetto e il codice del Subset#1, e comprende essenzialmente:</text:p>
        </text:list-item>
      </text:list>
      <text:list xml:id="list1478169105680588883" text:style-name="L6">
        <text:list-item>
          <text:p text:style-name="P12">una classe Message da istanziare per creare qualunque tipo di messaggio si voglia scambiare tra Client e Server</text:p>
        </text:list-item>
        <text:list-item>
          <text:p text:style-name="P6">una classe Connection che fa da “wrapper” a un Socket Java stabilito tra il processo locale e un processo remoto (ogni Client ne ha una con il Server, e il Server ne ha una con ciascuno dei <text:soft-page-break/>Client). <text:line-break/>Le Connection sul Server sono già state create nell’ambito del Subset#1 e nel Subset#3 devono solo essere “usate”. Per creare una connection lato Client è sufficiente usare il metodo statico connectToHost che dato un indirizzo e una porta crea una Connection attiva (se possibile) su di essi.</text:p>
        </text:list-item>
      </text:list>
      <text:p text:style-name="Text_20_body">Dal punto di vista di chi usa la classe Connection, essa offre essenzialmente due servizi:</text:p>
      <text:list xml:id="list9218093923642470170" text:style-name="L7">
        <text:list-item>
          <text:p text:style-name="P13">un metodo sendMessage che permette di inviare un Message al partner remoto della Connection</text:p>
        </text:list-item>
        <text:list-item>
          <text:p text:style-name="P7">due metodi addMessageObserver e removeMessageObserver per registrare (deregistrare) un’istanza di una classe myOBS del proprio processo locale perché faccia da “Observer” sulla Connection.</text:p>
        </text:list-item>
      </text:list>
      <text:p text:style-name="Text_20_body">Quando arriva un Message dal partner remoto, la nostra infrastruttura assicura che venga invocato automaticamente il metodo notifyMessageObserver sull’istanza di myOBS che abbiamo registrato.</text:p>
      <text:p text:style-name="Text_20_body">La classe myOBS può essere una qualunque classe del processo locale purché implementi l’interfaccia MessageObserver, ovvero metta a disposizione, appunto, un metodo notifyMessageObserver che possa essere chiamato dalla Connection.</text:p>
      <text:list xml:id="list993187349745851829" text:style-name="L8">
        <text:list-item>
          <text:p text:style-name="P8">data l’infrastruttura descritta qui sopra, la dovete usare ogni qualvolta è necessario che il Client e il Server si scambino dei messaggi. Per esempio:</text:p>
        </text:list-item>
      </text:list>
      <text:list xml:id="list3418369891583222605" text:style-name="L9">
        <text:list-item>
          <text:p text:style-name="P9">Esempio: quando, all’inizio del Subset#3, il Client vorrà chiedere di entrare in una partita dovrà inviare un messaggio opportuno al Server: questo fa parte del vostro lavoro per il Subset#3.</text:p>
        </text:list-item>
      </text:list>
      <text:p text:style-name="Text_20_body">Sul lato Server vi abbiamo già fornito noi Modello di Progetto e codice di ciò che accade all’arrivo di un tale messaggio: andate a vedere i diagrammi e il codice.</text:p>
      <text:p text:style-name="Text_20_body">Quando, dopo che il manager ha scelto se accettare o rifiutare la richiesta, il Server invia la risposta al Client (anche questa parte l’abbiamo fornita noi nel Subset#1), il Client dovrà essere in grado di gestirla, ovvero dovrà avere registrato un oggetto per fare da Observer sulla Connection stabilita con il Server, e il metodo notifyMessageObserver di tale oggetto dovrà essere capace di gestire in modo opportuno la risposta: anche questo fa parte del vostro lavoro per il Subset#3</text:p>
      <text:list xml:id="list5630768690699697058" text:style-name="L10">
        <text:list-item>
          <text:p text:style-name="P10">per tutte le altre comunicazioni tra Client e Server durante la partita (si intendono ovviamente quelle richieste per l’Esame), è vostra responsabilità modellarle nei vostri DSD utilizzando sempre l’infrastruttura di comunicazione descritta sopra</text:p>
        </text:list-item>
      </text:list>
      <text:h text:style-name="Heading_20_2" text:outline-level="2"><text:bookmark text:name="h.aka1va70laxc"/><text:bookmark text:name="h.9xuern53cwqj"/><text:bookmark text:name="h.7h8pl8u224y5"/>Gestione Visuale del Robodromo</text:h>
      <text:p text:style-name="Text_20_body">Tra tutti gli elementi della GUI del nostro sistema, il Robodromo (rappresentato a livello GUI dalla classe RobodromeView) è certamente quello di gran lunga più complesso da gestire.</text:p>
      <text:p text:style-name="Text_20_body">Questa complessità deriva in buona parte dal fatto che l’aggiornamento di RobodromeView non consiste di una semplice impostazione di qualche campo, ma di una serie di chiamate di metodi su <text:soft-page-break/>RobodromeView (si veda la classe d’esempio GameTestFrame fornita con il Subset#1).</text:p>
      <text:p text:style-name="Text_20_body">Nel Subset#3, una importante decisione che dovete prendere riguarda il luogo dove viene decisa la sequenza di aggiornamenti da applicare al Robodromo: </text:p>
      <text:list xml:id="list1537029060791492625" text:style-name="L11">
        <text:list-item>
          <text:p text:style-name="P14">se la decisione viene presa sul Server, dato che l’effettivo aggiornamento della RobodromeView deve essere fatto da ogni client collegato alla Partita, occorrerà che il Server invii a ciascun client una forma codificata di tale sequenza. Su ciascun client l’arrivo del messaggio provocherà l’invocazione di un metodo di una classe del Model, che a sua volta farà le opportune chiamate ai metodi di RobodromeView per aggiornare la GUI</text:p>
        </text:list-item>
        <text:list-item>
          <text:p text:style-name="P11">se la decisione viene presa sul Client, potrebbe essere lo stesso metodo (di una classe del Model) che la genera a invocare poi gli opportuni metodi di RobodromeView per aggiornare la GUI</text:p>
        </text:list-item>
      </text:list>
      <text:p text:style-name="Text_20_body">Vi lasciamo liberi di pensarci e scegliere l’approccio che preferite. </text:p>
      <text:p text:style-name="Text_20_body">Tenete conto che in ogni caso potreste decidere di non dare la responsabilità di aggiornare la GUI a un GRASP Controller, ma a un altro oggetto interno al Model che vi pare più appropriato (questo vale anche per il Subset#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1:41:38.094424785</meta:creation-date>
    <dc:date>2017-08-23T11:42:14.982270253</dc:date>
    <meta:editing-duration>P0D</meta:editing-duration>
    <meta:editing-cycles>1</meta:editing-cycles>
    <meta:document-statistic meta:table-count="0" meta:image-count="0" meta:object-count="0" meta:page-count="4" meta:paragraph-count="46" meta:word-count="1374" meta:character-count="9062" meta:non-whitespace-character-count="7737"/>
    <meta:generator>LibreOffice/4.2.8.2$Linux_X86_64 LibreOffice_project/420m0$Build-2</meta:generator>
  </office:meta>
</office:document-meta>
</file>